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Arial Narrow" svg:font-family="Arial Narrow"/>
    <style:font-face style:name="Garamond" svg:font-family="Garamond"/>
    <style:font-face style:name="Verdana" svg:font-family="Verdana"/>
  </office:font-face-decls>
  <office:automatic-styles>
    <style:style style:name="P1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_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_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_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_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_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_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_1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_1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3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3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3_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3_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4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4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7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7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7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7_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right" fo:break-before="auto" fo:text-indent="0cm" fo:line-height="100%" fo:margin-top="0cm" fo:margin-left="0cm" fo:margin-right="0cm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0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0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2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2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2_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2_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1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1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1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1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1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1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1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1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1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1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2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2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2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2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2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2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2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2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2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2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3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3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3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3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3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3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3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3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3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3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4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4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4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4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4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4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4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4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4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4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5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5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5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5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5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5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5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5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5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5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6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6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5_6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1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1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1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1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1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1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1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1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1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1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2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2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2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2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2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2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2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2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2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2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3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3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3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3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3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3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3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3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3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3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4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4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4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4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4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4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4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4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4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4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5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5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5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5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5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5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5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5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5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5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6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6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6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6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6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6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6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6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6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6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7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0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1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1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1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1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1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1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1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9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9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9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9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9_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9_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9_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9_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9_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9_1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9_1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30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30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30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30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30_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30_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30_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30_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30_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30_1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30_1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Stichting</text:span><text:span text:style-name="T1_2"><text:s/></text:span><text:span text:style-name="T1_3">de</text:span><text:span text:style-name="T1_4"><text:s/></text:span><text:span text:style-name="T1_5">Zonnebloem</text:span></text:p>
      <text:p text:style-name="P2"><text:span text:style-name="T2_1">t</text:span><text:span text:style-name="T2_2">.</text:span><text:span text:style-name="T2_3">a</text:span><text:span text:style-name="T2_4">.</text:span><text:span text:style-name="T2_5">v</text:span><text:span text:style-name="T2_6">.<text:s/></text:span><text:span text:style-name="T2_7">Marijke</text:span><text:span text:style-name="T2_8"><text:s/></text:span><text:span text:style-name="T2_9">van</text:span><text:span text:style-name="T2_10"><text:s/></text:span><text:span text:style-name="T2_11">Duijvenbode</text:span></text:p>
      <text:p text:style-name="P3"><text:span text:style-name="T3_1">Het</text:span><text:span text:style-name="T3_2"><text:s/></text:span><text:span text:style-name="T3_3">Victorhuis</text:span><text:span text:style-name="T3_4">,<text:s/></text:span><text:span text:style-name="T3_5">Sporkenhout</text:span><text:span text:style-name="T3_6"><text:s/>12<text:s/></text:span></text:p>
      <text:p text:style-name="P4"><text:span text:style-name="T4_1">2211<text:s/></text:span><text:span text:style-name="T4_2">PL</text:span><text:span text:style-name="T4_3"> <text:s/></text:span><text:span text:style-name="T4_4">Noordwijkerhout</text:span></text:p>
      <text:p text:style-name="P5"/>
      <text:p text:style-name="P6"/>
      <text:p text:style-name="P7"><text:span text:style-name="T7_1">Betreft</text:span><text:span text:style-name="T7_2">:<text:s/></text:span><text:span text:style-name="T7_3">Overeenkomst</text:span><text:span text:style-name="T7_4"><text:s/></text:span><text:span text:style-name="T7_5">Kerstoptreden</text:span></text:p>
      <text:p text:style-name="P8"/>
      <text:p text:style-name="P9"/>
      <text:p text:style-name="P10"><text:span text:style-name="T10_1">Leiden</text:span><text:span text:style-name="T10_2">,<text:s/>14<text:s/></text:span><text:span text:style-name="T10_3">december</text:span><text:span text:style-name="T10_4"> <text:s/>2010</text:span></text:p>
      <text:p text:style-name="P11"/>
      <text:p text:style-name="P12"><text:span text:style-name="T12_1">Geachte</text:span><text:span text:style-name="T12_2"><text:s/></text:span><text:span text:style-name="T12_3">mevrouw</text:span><text:span text:style-name="T12_4"><text:s/></text:span><text:span text:style-name="T12_5">Duijvenbode</text:span><text:span text:style-name="T12_6">,</text:span></text:p>
      <text:p text:style-name="P13"/>
      <text:p text:style-name="P14"/>
      <text:p text:style-name="P15"><text:span text:style-name="T15_1">Hierbij</text:span><text:span text:style-name="T15_2"><text:s/></text:span><text:span text:style-name="T15_3">een</text:span><text:span text:style-name="T15_4"><text:s/></text:span><text:span text:style-name="T15_5">overzicht</text:span><text:span text:style-name="T15_6"><text:s/></text:span><text:span text:style-name="T15_7">van</text:span><text:span text:style-name="T15_8"><text:s/></text:span><text:span text:style-name="T15_9">hetgeen</text:span><text:span text:style-name="T15_10"><text:s/></text:span><text:span text:style-name="T15_11">wij</text:span><text:span text:style-name="T15_12"><text:s/></text:span><text:span text:style-name="T15_13">overeengekomen</text:span><text:span text:style-name="T15_14"><text:s/></text:span><text:span text:style-name="T15_15">zijn</text:span><text:span text:style-name="T15_16">.<text:s/></text:span><text:span text:style-name="T15_17">Ik</text:span><text:span text:style-name="T15_18"><text:s/></text:span><text:span text:style-name="T15_19">verzoek</text:span><text:span text:style-name="T15_20"><text:s/></text:span><text:span text:style-name="T15_21">u</text:span><text:span text:style-name="T15_22"><text:s/></text:span><text:span text:style-name="T15_23">één</text:span><text:span text:style-name="T15_24"><text:s/></text:span><text:span text:style-name="T15_25">overeenkomst</text:span><text:span text:style-name="T15_26"><text:s/></text:span><text:span text:style-name="T15_27">te</text:span><text:span text:style-name="T15_28"><text:s/></text:span><text:span text:style-name="T15_29">ondertekenen</text:span><text:span text:style-name="T15_30"><text:s/></text:span><text:span text:style-name="T15_31">en</text:span><text:span text:style-name="T15_32"><text:s/></text:span><text:span text:style-name="T15_33">op</text:span><text:span text:style-name="T15_34"><text:s/></text:span><text:span text:style-name="T15_35">te</text:span><text:span text:style-name="T15_36"><text:s/></text:span><text:span text:style-name="T15_37">sturen</text:span><text:span text:style-name="T15_38"><text:s/></text:span><text:span text:style-name="T15_39">naar</text:span><text:span text:style-name="T15_40"><text:s/></text:span><text:span text:style-name="T15_41">bovenstaand</text:span><text:span text:style-name="T15_42"><text:s/></text:span><text:span text:style-name="T15_43">adres</text:span><text:span text:style-name="T15_44">,<text:s/></text:span><text:span text:style-name="T15_45">en</text:span><text:span text:style-name="T15_46"><text:s/></text:span><text:span text:style-name="T15_47">de</text:span><text:span text:style-name="T15_48"><text:s/></text:span><text:span text:style-name="T15_49">ander</text:span><text:span text:style-name="T15_50"><text:s/></text:span><text:span text:style-name="T15_51">te</text:span><text:span text:style-name="T15_52"><text:s/></text:span><text:span text:style-name="T15_53">bewaren</text:span><text:span text:style-name="T15_54"><text:s/></text:span><text:span text:style-name="T15_55">voor</text:span><text:span text:style-name="T15_56"><text:s/></text:span><text:span text:style-name="T15_57">de</text:span><text:span text:style-name="T15_58"><text:s/></text:span><text:span text:style-name="T15_59">eigen</text:span><text:span text:style-name="T15_60"><text:s/></text:span><text:span text:style-name="T15_61">administratie</text:span><text:span text:style-name="T15_62">.</text:span></text:p>
      <text:p text:style-name="P16"/>
      <text:p text:style-name="P17"><text:span text:style-name="T17_1">Kerstoptreden</text:span><text:span text:style-name="T17_2"><text:s/></text:span><text:span text:style-name="T17_3">door</text:span><text:span text:style-name="T17_4"><text:s/></text:span><text:span text:style-name="T17_5">een</text:span><text:span text:style-name="T17_6"><text:s/></text:span><text:span text:style-name="T17_7">afvaardiging</text:span><text:span text:style-name="T17_8"><text:s/></text:span><text:span text:style-name="T17_9">van</text:span><text:span text:style-name="T17_10"><text:s/></text:span><text:span text:style-name="T17_11">LSKO</text:span><text:span text:style-name="T17_12"><text:s/></text:span><text:span text:style-name="T17_13">Collegium</text:span><text:span text:style-name="T17_14"><text:s/></text:span><text:span text:style-name="T17_15">Musicum</text:span><text:span text:style-name="T17_16"><text:s/></text:span><text:span text:style-name="T17_17">bij</text:span><text:span text:style-name="T17_18"><text:s/></text:span><text:span text:style-name="T17_19">Stichting</text:span><text:span text:style-name="T17_20"><text:s/></text:span><text:span text:style-name="T17_21">de</text:span><text:span text:style-name="T17_22"><text:s/></text:span><text:span text:style-name="T17_23">Zonnebloem</text:span><text:span text:style-name="T17_24"><text:s/></text:span><text:span text:style-name="T17_25">afdeling</text:span><text:span text:style-name="T17_26"><text:s/></text:span><text:span text:style-name="T17_27">Noordwijkerhout</text:span><text:span text:style-name="T17_28"><text:s/></text:span><text:span text:style-name="T17_29">op</text:span><text:span text:style-name="T17_30"><text:s/>17<text:s/></text:span><text:span text:style-name="T17_31">december</text:span><text:span text:style-name="T17_32"><text:s/>2010.<text:s/></text:span><text:span text:style-name="T17_33">Duur</text:span><text:span text:style-name="T17_34"><text:s/></text:span><text:span text:style-name="T17_35">van</text:span><text:span text:style-name="T17_36"><text:s/></text:span><text:span text:style-name="T17_37">het</text:span><text:span text:style-name="T17_38"><text:s/></text:span><text:span text:style-name="T17_39">optreden</text:span><text:span text:style-name="T17_40"><text:s/></text:span><text:span text:style-name="T17_41">is</text:span><text:span text:style-name="T17_42"><text:s/></text:span><text:span text:style-name="T17_43">een</text:span><text:span text:style-name="T17_44"><text:s/></text:span><text:span text:style-name="T17_45">uur</text:span><text:span text:style-name="T17_46">,<text:s/></text:span><text:span text:style-name="T17_47">van</text:span><text:span text:style-name="T17_48"><text:s/>14.00<text:s/></text:span><text:span text:style-name="T17_49">tot</text:span><text:span text:style-name="T17_50"><text:s/>15.30<text:s/></text:span><text:span text:style-name="T17_51">uur</text:span><text:span text:style-name="T17_52">,<text:s/></text:span><text:span text:style-name="T17_53">inclusief</text:span><text:span text:style-name="T17_54"><text:s/>30<text:s/></text:span><text:span text:style-name="T17_55">minuten</text:span><text:span text:style-name="T17_56"><text:s/></text:span><text:span text:style-name="T17_57">pauze</text:span><text:span text:style-name="T17_58">.<text:s/></text:span><text:span text:style-name="T17_59">Het</text:span><text:span text:style-name="T17_60"><text:s/></text:span><text:span text:style-name="T17_61">optreden</text:span><text:span text:style-name="T17_62"><text:s/></text:span><text:span text:style-name="T17_63">wordt</text:span><text:span text:style-name="T17_64"><text:s/></text:span><text:span text:style-name="T17_65">vergoed</text:span><text:span text:style-name="T17_66"><text:s/></text:span><text:span text:style-name="T17_67">door</text:span><text:span text:style-name="T17_68"><text:s/></text:span><text:span text:style-name="T17_69">Fonds</text:span><text:span text:style-name="T17_70"><text:s/>1818.<text:s/></text:span></text:p>
      <text:p text:style-name="P18"/>
      <text:p text:style-name="P19"/>
      <text:p text:style-name="P20"><text:span text:style-name="T20_1">Hierbij</text:span><text:span text:style-name="T20_2"><text:s/></text:span><text:span text:style-name="T20_3">verklaart</text:span><text:span text:style-name="T20_4"><text:s/></text:span><text:span text:style-name="T20_5">u</text:span><text:span text:style-name="T20_6"><text:s/></text:span><text:span text:style-name="T20_7">akkoord</text:span><text:span text:style-name="T20_8"><text:s/></text:span><text:span text:style-name="T20_9">te</text:span><text:span text:style-name="T20_10"><text:s/></text:span><text:span text:style-name="T20_11">gaan</text:span><text:span text:style-name="T20_12"><text:s/></text:span><text:span text:style-name="T20_13">met</text:span><text:span text:style-name="T20_14"><text:s/></text:span><text:span text:style-name="T20_15">bovenstaande</text:span><text:span text:style-name="T20_16">.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<text:span text:style-name="T29_1">Stichting</text:span><text:span text:style-name="T29_2"><text:s/></text:span><text:span text:style-name="T29_3">de</text:span><text:span text:style-name="T29_4"><text:s/></text:span><text:span text:style-name="T29_5">Zonnebloem</text:span><text:span text:style-name="T29_6"><text:tab/><text:tab/><text:tab/><text:tab/><text:tab/><text:tab/><text:tab/></text:span><text:span text:style-name="T29_7">LSKO</text:span><text:span text:style-name="T29_8"><text:s/></text:span><text:span text:style-name="T29_9">Collegium</text:span><text:span text:style-name="T29_10"><text:s/></text:span><text:span text:style-name="T29_11">Musicum</text:span></text:p>
      <text:p text:style-name="P30"><text:span text:style-name="T30_1">Mevrouw</text:span><text:span text:style-name="T30_2"><text:s/></text:span><text:span text:style-name="T30_3">M</text:span><text:span text:style-name="T30_4">.<text:s/></text:span><text:span text:style-name="T30_5">van</text:span><text:span text:style-name="T30_6"><text:s/></text:span><text:span text:style-name="T30_7">Duijvenbode</text:span><text:span text:style-name="T30_8"><text:tab/><text:tab/><text:tab/><text:tab/><text:tab/><text:tab/></text:span><text:span text:style-name="T30_9">Karianne</text:span><text:span text:style-name="T30_10"><text:s/></text:span><text:span text:style-name="T30_11">Wolthers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Arial Narrow" svg:font-family="Arial Narrow"/>
    <style:font-face style:name="Garamond" svg:font-family="Garamond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423cm" fo:margin-bottom="0.106cm"/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423cm" fo:margin-bottom="0.106cm"/>
      <style:text-properties style:font-name="Verdana" style:font-name-asian="Verdana" style:font-name-complex="Verdana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23cm" fo:margin-bottom="0.106cm"/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106cm"/>
      <style:text-properties style:font-name="Verdana" style:font-name-asian="Verdana" style:font-name-complex="Verdana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/>
      <style:text-properties fo:font-style="italic" style:font-style-asian="italic" style:font-style-complex="italic" style:font-name="Garamond" fo:font-size="10pt" style:font-name-asian="Garamond" style:font-size-asian="10pt" style:font-name-complex="Garamond" style:font-size-complex="10pt"/>
    </style:style>
    <style:style style:name="Heading_20_6" style:display-name="Heading 6" style:family="paragraph" style:parent-style-name="Standard">
      <style:paragraph-properties fo:break-before="auto" fo:margin-top="0.423cm" fo:margin-bottom="0.106cm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margin-top="1.249cm" fo:margin-bottom="2cm" fo:margin-left="3cm" fo:margin-right="1.75cm"/>
      <style:header-style>
        <style:header-footer-properties fo:min-height="2.252cm" fo:margin-bottom="2.252cm" style:dynamic-spacing="true"/>
      </style:header-style>
    </style:page-layout>
    <style:style style:name="P1" style:family="paragraph" style:parent-style-name="Standard">
      <style:paragraph-properties fo:text-align="center" fo:break-before="auto" fo:text-indent="0cm" fo:line-height="100%" fo:margin-top="0cm" fo:margin-left="0cm" fo:margin-right="0cm"/>
    </style:style>
    <style:style style:name="T1_1" style:family="text" style:parent-style-name="Standard"/>
    <style:style style:name="FR1" style:family="graphic" style:parent-style-name="Standard">
      <style:graphic-properties style:flow-with-text="false" style:run-through="foreground"/>
    </style:style>
    <style:style style:name="P2" style:family="paragraph" style:parent-style-name="Standard">
      <style:paragraph-properties fo:text-align="right" fo:break-before="auto" fo:text-indent="0cm" fo:line-height="100%" fo:margin-top="0cm" fo:margin-bottom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><text:span text:style-name="T1_1"><draw:frame svg:width="3.228cm" svg:height="2.116cm" draw:style-name="FR1" text:anchor-type="as-char" draw:z-index="0"><draw:image xlink:href="Pictures/image1.png" xlink:type="simple" xlink:show="embed" xlink:actuate="onLoad"/></draw:frame></text:span></text:p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